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background-color="#c05746" style:writing-mode="page">
        <style:background-image/>
      </style:table-cell-properties>
    </style:style>
    <style:style style:name="Tabela1.B1" style:family="table-cell">
      <style:table-cell-properties fo:background-color="#4c8944" style:writing-mode="page">
        <style:background-image/>
      </style:table-cell-properties>
    </style:style>
    <style:style style:name="Tabela1.C1" style:family="table-cell">
      <style:table-cell-properties fo:background-color="#ff8800" style:writing-mode="page">
        <style:background-image/>
      </style:table-cell-properties>
    </style:style>
    <style:style style:name="Tabela1.D1" style:family="table-cell">
      <style:table-cell-properties fo:background-color="#c66300" style:writing-mode="page">
        <style:background-image/>
      </style:table-cell-properties>
    </style:style>
    <style:style style:name="Tabela1.E1" style:family="table-cell">
      <style:table-cell-properties fo:background-color="#f5efe6" style:writing-mode="page">
        <style:background-image/>
      </style:table-cell-properties>
    </style:style>
    <style:style style:name="Tabela1.F1" style:family="table-cell">
      <style:table-cell-properties fo:background-color="#292827" style:writing-mode="page">
        <style:background-image/>
      </style:table-cell-properties>
    </style:style>
    <style:style style:name="cores" style:family="table">
      <style:table-properties style:width="17cm" table:align="margins"/>
    </style:style>
    <style:style style:name="cores.A" style:family="table-column">
      <style:table-column-properties style:column-width="3.401cm" style:rel-column-width="13107*"/>
    </style:style>
    <style:style style:name="cores.1" style:family="table-row">
      <style:table-row-properties style:min-row-height="0.503cm"/>
    </style:style>
    <style:style style:name="cores.A1" style:family="table-cell">
      <style:table-cell-properties fo:background-color="#4b5154" style:writing-mode="page">
        <style:background-image/>
      </style:table-cell-properties>
    </style:style>
    <style:style style:name="cores.B1" style:family="table-cell">
      <style:table-cell-properties fo:background-color="#606964" style:writing-mode="page">
        <style:background-image/>
      </style:table-cell-properties>
    </style:style>
    <style:style style:name="cores.C1" style:family="table-cell">
      <style:table-cell-properties fo:background-color="#818372" style:writing-mode="page">
        <style:background-image/>
      </style:table-cell-properties>
    </style:style>
    <style:style style:name="cores.D1" style:family="table-cell">
      <style:table-cell-properties fo:background-color="#a69f8f" style:writing-mode="page">
        <style:background-image/>
      </style:table-cell-properties>
    </style:style>
    <style:style style:name="cores.E1" style:family="table-cell">
      <style:table-cell-properties fo:background-color="#52474c" style:writing-mode="page">
        <style:background-image/>
      </style:table-cell-properties>
    </style:style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Standard">
      <style:text-properties officeooo:rsid="0007204f" officeooo:paragraph-rsid="0007204f"/>
    </style:style>
    <style:style style:name="P3" style:family="paragraph" style:parent-style-name="Standard">
      <style:text-properties officeooo:rsid="000dc0dc" officeooo:paragraph-rsid="000dc0dc"/>
    </style:style>
    <style:style style:name="P4" style:family="paragraph" style:parent-style-name="Standard">
      <style:text-properties officeooo:rsid="0010d68d" officeooo:paragraph-rsid="0010d68d"/>
    </style:style>
    <style:style style:name="P5" style:family="paragraph" style:parent-style-name="Standard">
      <style:text-properties officeooo:rsid="001111b8" officeooo:paragraph-rsid="001111b8"/>
    </style:style>
    <style:style style:name="P6" style:family="paragraph" style:parent-style-name="Standard">
      <style:text-properties officeooo:rsid="0013febd" officeooo:paragraph-rsid="001649d6"/>
    </style:style>
    <style:style style:name="P7" style:family="paragraph" style:parent-style-name="Standard">
      <style:text-properties officeooo:rsid="001649d6" officeooo:paragraph-rsid="001649d6"/>
    </style:style>
    <style:style style:name="P8" style:family="paragraph" style:parent-style-name="Standard">
      <style:text-properties officeooo:rsid="001649d6" officeooo:paragraph-rsid="0017f6d9"/>
    </style:style>
    <style:style style:name="P9" style:family="paragraph" style:parent-style-name="Standard">
      <style:text-properties officeooo:rsid="001649d6" officeooo:paragraph-rsid="001a2cc8"/>
    </style:style>
    <style:style style:name="P10" style:family="paragraph" style:parent-style-name="Standard">
      <style:text-properties officeooo:rsid="001649d6" officeooo:paragraph-rsid="001b03e2"/>
    </style:style>
    <style:style style:name="P11" style:family="paragraph" style:parent-style-name="Standard">
      <style:text-properties officeooo:rsid="0019f213" officeooo:paragraph-rsid="0019f213"/>
    </style:style>
    <style:style style:name="P12" style:family="paragraph" style:parent-style-name="Standard">
      <style:text-properties officeooo:rsid="0019f213" officeooo:paragraph-rsid="001a2cc8"/>
    </style:style>
    <style:style style:name="P13" style:family="paragraph" style:parent-style-name="Standard">
      <style:text-properties officeooo:rsid="001a2cc8" officeooo:paragraph-rsid="001a2cc8"/>
    </style:style>
    <style:style style:name="P14" style:family="paragraph" style:parent-style-name="Standard">
      <style:text-properties officeooo:rsid="001a2cc8" officeooo:paragraph-rsid="001b03e2"/>
    </style:style>
    <style:style style:name="P15" style:family="paragraph" style:parent-style-name="Standard">
      <style:text-properties officeooo:rsid="001b8a55" officeooo:paragraph-rsid="001b8a55"/>
    </style:style>
    <style:style style:name="P16" style:family="paragraph" style:parent-style-name="Standard">
      <style:text-properties officeooo:rsid="001b8a55" officeooo:paragraph-rsid="001cb61a"/>
    </style:style>
    <style:style style:name="P17" style:family="paragraph" style:parent-style-name="Standard">
      <style:text-properties fo:font-style="normal" officeooo:rsid="000dc0dc" officeooo:paragraph-rsid="000dc0dc" style:font-style-asian="normal" style:font-style-complex="normal"/>
    </style:style>
    <style:style style:name="P18" style:family="paragraph" style:parent-style-name="Standard">
      <style:text-properties fo:font-style="normal" officeooo:rsid="000fdbfc" officeooo:paragraph-rsid="000fdbfc" style:font-style-asian="normal" style:font-style-complex="normal"/>
    </style:style>
    <style:style style:name="P19" style:family="paragraph" style:parent-style-name="Standard">
      <style:text-properties fo:font-style="normal" officeooo:rsid="0010d68d" officeooo:paragraph-rsid="0010d68d" style:font-style-asian="normal" style:font-style-complex="normal"/>
    </style:style>
    <style:style style:name="P20" style:family="paragraph" style:parent-style-name="Standard">
      <style:text-properties fo:font-style="normal" officeooo:rsid="0012c7f9" officeooo:paragraph-rsid="0012c7f9" style:font-style-asian="normal" style:font-style-complex="normal"/>
    </style:style>
    <style:style style:name="P21" style:family="paragraph" style:parent-style-name="Standard">
      <style:text-properties fo:font-style="normal" officeooo:rsid="0013c271" officeooo:paragraph-rsid="0013c271" style:font-style-asian="normal" style:font-style-complex="normal"/>
    </style:style>
    <style:style style:name="P22" style:family="paragraph" style:parent-style-name="Standard">
      <style:text-properties fo:font-style="normal" officeooo:rsid="0013febd" officeooo:paragraph-rsid="001649d6" style:font-style-asian="normal" style:font-style-complex="normal"/>
    </style:style>
    <style:style style:name="P23" style:family="paragraph" style:parent-style-name="Standard">
      <style:text-properties fo:font-style="normal" officeooo:rsid="001649d6" officeooo:paragraph-rsid="001649d6" style:font-style-asian="normal" style:font-style-complex="normal"/>
    </style:style>
    <style:style style:name="P24" style:family="paragraph" style:parent-style-name="Standard">
      <style:text-properties fo:font-style="normal" officeooo:rsid="001649d6" officeooo:paragraph-rsid="001a2cc8" style:font-style-asian="normal" style:font-style-complex="normal"/>
    </style:style>
    <style:style style:name="P25" style:family="paragraph" style:parent-style-name="Standard">
      <style:text-properties fo:font-style="normal" officeooo:rsid="001a2cc8" officeooo:paragraph-rsid="001a2cc8" style:font-style-asian="normal" style:font-style-complex="normal"/>
    </style:style>
    <style:style style:name="P26" style:family="paragraph" style:parent-style-name="Standard">
      <style:text-properties fo:font-style="normal" officeooo:rsid="001b8a55" officeooo:paragraph-rsid="001b8a55" style:font-style-asian="normal" style:font-style-complex="normal"/>
    </style:style>
    <style:style style:name="P27" style:family="paragraph" style:parent-style-name="Standard">
      <style:text-properties fo:font-style="normal" officeooo:rsid="001b8a55" officeooo:paragraph-rsid="001cb61a" style:font-style-asian="normal" style:font-style-complex="normal"/>
    </style:style>
    <style:style style:name="P28" style:family="paragraph" style:parent-style-name="Standard">
      <style:text-properties fo:font-style="normal" officeooo:rsid="001b03e2" officeooo:paragraph-rsid="001b8a55" style:font-style-asian="normal" style:font-style-complex="normal"/>
    </style:style>
    <style:style style:name="P29" style:family="paragraph" style:parent-style-name="Standard">
      <style:text-properties fo:font-style="normal" officeooo:rsid="001cb61a" officeooo:paragraph-rsid="001cb61a" style:font-style-asian="normal" style:font-style-complex="normal"/>
    </style:style>
    <style:style style:name="P30" style:family="paragraph" style:parent-style-name="Standard">
      <style:text-properties fo:font-style="normal" officeooo:rsid="001e41f8" officeooo:paragraph-rsid="001e41f8" style:font-style-asian="normal" style:font-style-complex="normal"/>
    </style:style>
    <style:style style:name="P31" style:family="paragraph" style:parent-style-name="Standard">
      <style:text-properties fo:font-style="normal" officeooo:rsid="001e41f8" officeooo:paragraph-rsid="001eb6fb" style:font-style-asian="normal" style:font-style-complex="normal"/>
    </style:style>
    <style:style style:name="P32" style:family="paragraph" style:parent-style-name="Standard">
      <style:text-properties fo:font-style="normal" officeooo:rsid="001eb6fb" officeooo:paragraph-rsid="001eb6fb" style:font-style-asian="normal" style:font-style-complex="normal"/>
    </style:style>
    <style:style style:name="P33" style:family="paragraph" style:parent-style-name="Standard">
      <style:text-properties fo:font-style="normal" officeooo:rsid="0020aee9" officeooo:paragraph-rsid="0020aee9" style:font-style-asian="normal" style:font-style-complex="normal"/>
    </style:style>
    <style:style style:name="P34" style:family="paragraph" style:parent-style-name="Standard">
      <style:text-properties fo:font-style="normal" officeooo:rsid="00214364" officeooo:paragraph-rsid="00229516" style:font-style-asian="normal" style:font-style-complex="normal"/>
    </style:style>
    <style:style style:name="P35" style:family="paragraph" style:parent-style-name="Standard">
      <style:text-properties fo:font-style="normal" officeooo:rsid="00229516" officeooo:paragraph-rsid="00229516" style:font-style-asian="normal" style:font-style-complex="normal"/>
    </style:style>
    <style:style style:name="P36" style:family="paragraph" style:parent-style-name="Standard">
      <style:text-properties fo:font-style="normal" officeooo:rsid="00242268" officeooo:paragraph-rsid="00242268" style:font-style-asian="normal" style:font-style-complex="normal"/>
    </style:style>
    <style:style style:name="P37" style:family="paragraph" style:parent-style-name="Standard">
      <style:text-properties fo:font-style="normal" officeooo:rsid="0024f65b" officeooo:paragraph-rsid="0024f65b" style:font-style-asian="normal" style:font-style-complex="normal"/>
    </style:style>
    <style:style style:name="P38" style:family="paragraph" style:parent-style-name="Standard">
      <style:text-properties fo:font-style="normal" officeooo:rsid="0026434b" officeooo:paragraph-rsid="0026434b" style:font-style-asian="normal" style:font-style-complex="normal"/>
    </style:style>
    <style:style style:name="P39" style:family="paragraph" style:parent-style-name="Standard">
      <style:text-properties fo:font-style="normal" officeooo:rsid="002719fd" officeooo:paragraph-rsid="002719fd" style:font-style-asian="normal" style:font-style-complex="normal"/>
    </style:style>
    <style:style style:name="P40" style:family="paragraph" style:parent-style-name="Standard">
      <style:text-properties fo:font-style="normal" officeooo:rsid="00272964" officeooo:paragraph-rsid="00272964" style:font-style-asian="normal" style:font-style-complex="normal"/>
    </style:style>
    <style:style style:name="P41" style:family="paragraph" style:parent-style-name="Standard">
      <style:text-properties fo:font-style="normal" officeooo:rsid="00281b9f" officeooo:paragraph-rsid="00281b9f" style:font-style-asian="normal" style:font-style-complex="normal"/>
    </style:style>
    <style:style style:name="P42" style:family="paragraph" style:parent-style-name="Standard">
      <style:text-properties fo:font-style="normal" officeooo:rsid="00281b9f" officeooo:paragraph-rsid="001cb61a" style:font-style-asian="normal" style:font-style-complex="normal"/>
    </style:style>
    <style:style style:name="P43" style:family="paragraph" style:parent-style-name="Standard">
      <style:text-properties fo:font-style="normal" officeooo:rsid="002a6385" officeooo:paragraph-rsid="002a6385" style:font-style-asian="normal" style:font-style-complex="normal"/>
    </style:style>
    <style:style style:name="P44" style:family="paragraph" style:parent-style-name="Standard">
      <style:text-properties fo:font-style="normal" officeooo:rsid="002d47b7" officeooo:paragraph-rsid="002d47b7" style:font-style-asian="normal" style:font-style-complex="normal"/>
    </style:style>
    <style:style style:name="P45" style:family="paragraph" style:parent-style-name="Standard">
      <style:text-properties officeooo:paragraph-rsid="00229516"/>
    </style:style>
    <style:style style:name="P46" style:family="paragraph" style:parent-style-name="Standard">
      <style:text-properties officeooo:rsid="0031e08b" officeooo:paragraph-rsid="0031e08b"/>
    </style:style>
    <style:style style:name="P47" style:family="paragraph" style:parent-style-name="Standard">
      <style:text-properties officeooo:paragraph-rsid="0031e08b"/>
    </style:style>
    <style:style style:name="P48" style:family="paragraph" style:parent-style-name="Heading_20_4">
      <style:text-properties fo:font-weight="normal" style:font-weight-asian="normal" style:font-weight-complex="normal"/>
    </style:style>
    <style:style style:name="P49" style:family="paragraph" style:parent-style-name="Table_20_Contents">
      <style:text-properties fo:color="#ffffff" officeooo:rsid="0020ebd9" officeooo:paragraph-rsid="0020ebd9"/>
    </style:style>
    <style:style style:name="P50" style:family="paragraph" style:parent-style-name="Table_20_Contents">
      <style:text-properties officeooo:rsid="0020ebd9" officeooo:paragraph-rsid="0020ebd9"/>
    </style:style>
    <style:style style:name="P51" style:family="paragraph" style:parent-style-name="Preformatted_20_Text">
      <style:text-properties officeooo:rsid="00348e5d" officeooo:paragraph-rsid="00348e5d"/>
    </style:style>
    <style:style style:name="P52" style:family="paragraph" style:parent-style-name="Standard">
      <style:text-properties fo:font-style="normal" fo:font-weight="bold" officeooo:rsid="0031e08b" officeooo:paragraph-rsid="0031e08b" style:font-style-asian="normal" style:font-weight-asian="bold" style:font-style-complex="normal" style:font-weight-complex="bold"/>
    </style:style>
    <style:style style:name="P53" style:family="paragraph" style:parent-style-name="Standard">
      <style:text-properties officeooo:rsid="001111b8" officeooo:paragraph-rsid="001111b8"/>
    </style:style>
    <style:style style:name="P54" style:family="paragraph" style:parent-style-name="Standard">
      <style:text-properties officeooo:rsid="00348e5d" officeooo:paragraph-rsid="00348e5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58e8" style:font-style-asian="normal" style:font-style-complex="normal"/>
    </style:style>
    <style:style style:name="T4" style:family="text">
      <style:text-properties fo:font-style="normal" officeooo:rsid="001649d6" style:font-style-asian="normal" style:font-style-complex="normal"/>
    </style:style>
    <style:style style:name="T5" style:family="text">
      <style:text-properties fo:font-style="normal" officeooo:rsid="0017f6d9" style:font-style-asian="normal" style:font-style-complex="normal"/>
    </style:style>
    <style:style style:name="T6" style:family="text">
      <style:text-properties fo:font-style="normal" officeooo:rsid="0019cc23" style:font-style-asian="normal" style:font-style-complex="normal"/>
    </style:style>
    <style:style style:name="T7" style:family="text">
      <style:text-properties fo:font-style="normal" officeooo:rsid="0019f213" style:font-style-asian="normal" style:font-style-complex="normal"/>
    </style:style>
    <style:style style:name="T8" style:family="text">
      <style:text-properties fo:font-style="normal" officeooo:rsid="0013febd" style:font-style-asian="normal" style:font-style-complex="normal"/>
    </style:style>
    <style:style style:name="T9" style:family="text">
      <style:text-properties fo:font-style="normal" officeooo:rsid="001b03e2" style:font-style-asian="normal" style:font-style-complex="normal"/>
    </style:style>
    <style:style style:name="T10" style:family="text">
      <style:text-properties fo:font-style="normal" officeooo:rsid="001cb61a" style:font-style-asian="normal" style:font-style-complex="normal"/>
    </style:style>
    <style:style style:name="T11" style:family="text">
      <style:text-properties fo:font-style="normal" officeooo:rsid="00229516" style:font-style-asian="normal" style:font-style-complex="normal"/>
    </style:style>
    <style:style style:name="T12" style:family="text">
      <style:text-properties fo:font-style="normal" officeooo:rsid="00306414" style:font-style-asian="normal" style:font-style-complex="normal"/>
    </style:style>
    <style:style style:name="T13" style:family="text">
      <style:text-properties fo:font-style="normal" officeooo:rsid="0031e08b" style:font-style-asian="normal" style:font-style-complex="normal"/>
    </style:style>
    <style:style style:name="T14" style:family="text">
      <style:text-properties fo:font-style="normal" officeooo:rsid="003215f2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215f2" style:font-style-asian="normal" style:font-weight-asian="normal" style:font-style-complex="normal" style:font-weight-complex="normal"/>
    </style:style>
    <style:style style:name="T17" style:family="text">
      <style:text-properties officeooo:rsid="000f52cb"/>
    </style:style>
    <style:style style:name="T18" style:family="text">
      <style:text-properties officeooo:rsid="0020ebd9"/>
    </style:style>
    <style:style style:name="T19" style:family="text">
      <style:text-properties officeooo:rsid="00229516"/>
    </style:style>
    <style:style style:name="T20" style:family="text">
      <style:text-properties officeooo:rsid="002558aa"/>
    </style:style>
    <style:style style:name="T21" style:family="text">
      <style:text-properties officeooo:rsid="002719fd"/>
    </style:style>
    <style:style style:name="T22" style:family="text">
      <style:text-properties officeooo:rsid="00281b9f"/>
    </style:style>
    <style:style style:name="T23" style:family="text">
      <style:text-properties officeooo:rsid="002838fe"/>
    </style:style>
    <style:style style:name="T24" style:family="text">
      <style:text-properties officeooo:rsid="0029c212"/>
    </style:style>
    <style:style style:name="T25" style:family="text">
      <style:text-properties officeooo:rsid="002b602c"/>
    </style:style>
    <style:style style:name="T26" style:family="text">
      <style:text-properties officeooo:rsid="002d1b19"/>
    </style:style>
    <style:style style:name="T27" style:family="text">
      <style:text-properties fo:language="pt" fo:country="BR" fo:font-style="normal" style:font-style-asian="normal" style:font-style-complex="normal"/>
    </style:style>
    <style:style style:name="T28" style:family="text">
      <style:text-properties fo:language="pt" fo:country="BR" fo:font-style="normal" officeooo:rsid="0035fab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builtwith.com/" text:style-name="Internet_20_link" text:visited-style-name="Visited_20_Internet_20_Link">https://builtwith.com/</text:a></text:p>
      <text:p text:style-name="P2">pesquisar as tecnologias de um site.</text:p>
      <text:p text:style-name="P2"/>
      <text:p text:style-name="P2">FileZilla – Ferramenta cliente FTP para transferir arquivos para o seu servidor.</text:p>
      <text:p text:style-name="P2"/>
      <text:p text:style-name="P2">Putty – Ferramenta de SSH para acesso remoto ao seu servidor.</text:p>
      <text:p text:style-name="P2"/>
      <text:p text:style-name="P1">ColorZilla – Ferramenta para capturar cores em sites. Muito útil para manter a identidade de um site.</text:p>
      <text:p text:style-name="Text_20_body">Fontface Ninja – Ferramenta para identificar fontes usadas em sites.</text:p>
      <text:p text:style-name="Text_20_body">Notepad ++ – Editor de código bem leve e eficiente, incluindo um cliente FTP.</text:p>
      <text:p text:style-name="P2">XAMPP – Pacote que inclui o Apace + MySql / MariaDB, PHP e o PHPmyAdmin. Crie um servidor na sua própria casa.</text:p>
      <text:p text:style-name="P2"/>
      <text:p text:style-name="P3">Comando executar <text:span text:style-name="T17">xampp </text:span>linux : sudo /<text:span text:style-name="T1">opt</text:span><text:span text:style-name="T2">/lampp/manager-linux-x64.run</text:span></text:p>
      <text:p text:style-name="P17"/>
      <text:p text:style-name="P18">Criar um banco de dados no xampp para instalar o word press</text:p>
      <text:p text:style-name="P18"/>
      <text:p text:style-name="P4"><text:span text:style-name="T2">abaixar o word press no </text:span><text:a xlink:type="simple" xlink:href="https://br.wordpress.org/download/" text:style-name="Internet_20_link" text:visited-style-name="Visited_20_Internet_20_Link"><text:span text:style-name="T2">https://br.wordpress.org/download/</text:span></text:a></text:p>
      <text:p text:style-name="P19">e colocalo no arquivo htdocs</text:p>
      <text:p text:style-name="P5"><text:span text:style-name="T2">com o xampp executando entra no navegador no endereço : </text:span><text:a xlink:type="simple" xlink:href="http://localhost/" text:style-name="Internet_20_link" text:visited-style-name="Visited_20_Internet_20_Link"><text:span text:style-name="T2">http://localhost/</text:span></text:a><text:span text:style-name="T2">’no da pasta do wordpress’</text:span></text:p>
      <text:p text:style-name="P5"><text:span text:style-name="T2"/></text:p>
      <text:p text:style-name="P54"><text:span text:style-name="T2">instalação linux</text:span></text:p>
      <text:p text:style-name="P54"><text:span text:style-name="T2">liberar uploads de imagens</text:span></text:p>
      <text:p text:style-name="P51"><text:span text:style-name="Source_20_Text"><text:span text:style-name="T2"><text:s/></text:span></text:span><text:span text:style-name="Source_20_Text"><text:span text:style-name="T27">define( 'UPLOADS', 'wp-content/uploads' );</text:span></text:span></text:p>
      <text:p text:style-name="P54"><text:span text:style-name="T2">colocar antes da linha</text:span></text:p>
      <text:p text:style-name="P51"><text:span text:style-name="Source_20_Text"><text:span text:style-name="T27">require_once(ABSPATH . 'wp-settings.php');</text:span></text:span></text:p>
      <text:p text:style-name="P51"><text:span text:style-name="Source_20_Text"><text:span text:style-name="T27">sudo chown -R nobody:staff ‘</text:span></text:span><text:span text:style-name="Source_20_Text"><text:span text:style-name="T28">nome do projeto</text:span></text:span></text:p>
      <text:p text:style-name="P5"/>
      <text:p text:style-name="P21">Tema astra ( abaixar tambem o tema astra child e ativar )</text:p>
      <text:p text:style-name="P21"/>
      <text:p text:style-name="P22">plugin : </text:p>
      <text:p text:style-name="P7"><text:span text:style-name="T2"><text:tab/>Astra – </text:span><text:span text:style-name="T5">Tema widgets</text:span></text:p>
      <text:p text:style-name="P6"><text:span text:style-name="T4"><text:tab/>E</text:span><text:span text:style-name="T2">ditor clássico – </text:span><text:span text:style-name="T3">editor simples para usuários não acostumado com o novos </text:span></text:p>
      <text:p text:style-name="P7"><text:span text:style-name="T3"><text:tab/>C</text:span><text:span text:style-name="T2">ompanion auto update – </text:span><text:span text:style-name="T5">atualizar plugins do site ( automaticamente )</text:span></text:p>
      <text:p text:style-name="P7"><text:span text:style-name="T2"><text:tab/></text:span><text:span text:style-name="T7">E</text:span><text:span text:style-name="T2">www image optimizer – </text:span><text:span text:style-name="T5">melhorar imagens</text:span></text:p>
      <text:p text:style-name="P7"><text:span text:style-name="T2"><text:tab/></text:span><text:span text:style-name="T7">G</text:span><text:span text:style-name="T2">oogle analytics – </text:span><text:span text:style-name="T5">Colocar tags pro google analistics</text:span></text:p>
      <text:p text:style-name="P8"><text:span text:style-name="T2"><text:tab/></text:span><text:span text:style-name="T7">I</text:span><text:span text:style-name="T2">msanity - </text:span><text:span text:style-name="T5">melhorar imagens</text:span></text:p>
      <text:p text:style-name="P7"><text:span text:style-name="T2"><text:tab/></text:span><text:span text:style-name="T7">M</text:span><text:span text:style-name="T2">icrothemer – </text:span><text:span text:style-name="T5">editor css</text:span></text:p>
      <text:p text:style-name="P7"><text:span text:style-name="T2"><text:tab/></text:span><text:span text:style-name="T7">R</text:span><text:span text:style-name="T2">eally simple – </text:span><text:span text:style-name="T6">converter tudo em https ( não usar sempre )</text:span></text:p>
      <text:p text:style-name="P7"><text:span text:style-name="T2"><text:tab/></text:span><text:span text:style-name="T7">R</text:span><text:span text:style-name="T2">ank math seo – </text:span><text:span text:style-name="T5">ranking do seo</text:span></text:p>
      <text:p text:style-name="P7"><text:span text:style-name="T2"><text:tab/></text:span><text:span text:style-name="T7">G</text:span><text:span text:style-name="T2">unteberg ultimate – </text:span><text:span text:style-name="T6">editor de blocos</text:span></text:p>
      <text:p text:style-name="P7"><text:span text:style-name="T2"><text:tab/></text:span><text:span text:style-name="T7">U</text:span><text:span text:style-name="T2">darft plus - </text:span><text:span text:style-name="T6">backaup</text:span></text:p>
      <text:p text:style-name="P7"><text:span text:style-name="T2"><text:tab/></text:span><text:span text:style-name="T7">W</text:span><text:span text:style-name="T2">p forms – </text:span><text:span text:style-name="T6">criar formulario</text:span></text:p>
      <text:p text:style-name="P7"><text:span text:style-name="T2"><text:tab/></text:span><text:span text:style-name="T7">W</text:span><text:span text:style-name="T2">p maill – </text:span><text:span text:style-name="T6">configurador de email</text:span></text:p>
      <text:p text:style-name="P7"><text:span text:style-name="T2"><text:tab/></text:span><text:span text:style-name="T7">W</text:span><text:span text:style-name="T2">ps hide login – </text:span><text:span text:style-name="T6">mudar caminho do login</text:span></text:p>
      <text:p text:style-name="P7"><text:span text:style-name="T2"><text:tab/></text:span><text:span text:style-name="T7">W</text:span><text:span text:style-name="T2">p super cache – </text:span><text:span text:style-name="T6">criar cache do site</text:span></text:p>
      <text:p text:style-name="P7"><text:span text:style-name="T6"><text:tab/></text:span><text:span text:style-name="T12">simple lighbox – criar galeria</text:span></text:p>
      <text:p text:style-name="P46"><text:span text:style-name="T12"><text:tab/>p</text:span><text:span text:style-name="T2">ost expirator – </text:span><text:span text:style-name="T14">escolha a data para inspirar o post</text:span></text:p>
      <text:p text:style-name="P47"><text:span text:style-name="T13"><text:tab/></text:span><text:span text:style-name="Strong_20_Emphasis"><text:span text:style-name="T15">post type ord</text:span></text:span><text:span text:style-name="Strong_20_Emphasis"><text:span text:style-name="T16">er – ordena os posts</text:span></text:span></text:p>
      <text:p text:style-name="P52"><text:soft-page-break/></text:p>
      <text:p text:style-name="P23"/>
      <text:p text:style-name="P11"><text:span text:style-name="T3">a</text:span><text:span text:style-name="T2">tivar plugin :</text:span></text:p>
      <text:p text:style-name="P11"><text:span text:style-name="T2"><text:tab/> G</text:span><text:span text:style-name="T4">unteberg ultimate</text:span></text:p>
      <text:p text:style-name="P11"><text:span text:style-name="T4"><text:tab/> </text:span><text:span text:style-name="T2">M</text:span><text:span text:style-name="T4">icrothemer</text:span></text:p>
      <text:p text:style-name="P11"><text:span text:style-name="T4"><text:tab/> E</text:span><text:span text:style-name="T8">ditor clássico -</text:span><text:span text:style-name="T3"> colocar para o usuário escolher entre o clássico e o gutenberg e escolher o padrão</text:span></text:p>
      <text:p text:style-name="P12"><text:span text:style-name="T4"><text:tab/> </text:span><text:span text:style-name="T2">E</text:span><text:span text:style-name="T4">www image optimizer</text:span></text:p>
      <text:p text:style-name="P9"><text:span text:style-name="T7"><text:tab/> I</text:span><text:span text:style-name="T2">msanity</text:span></text:p>
      <text:p text:style-name="P12"><text:span text:style-name="T4"><text:tab/> </text:span><text:span text:style-name="T2">W</text:span><text:span text:style-name="T4">p forms</text:span></text:p>
      <text:p text:style-name="P12"><text:span text:style-name="T4"><text:tab/> </text:span><text:span text:style-name="T2">W</text:span><text:span text:style-name="T4">ps hide login</text:span></text:p>
      <text:p text:style-name="P24"/>
      <text:p text:style-name="P13"><text:span text:style-name="T4">C</text:span><text:span text:style-name="T2">onfigurações geral</text:span></text:p>
      <text:p text:style-name="P25">colocar nos endereços o ‘s’ no http’s’</text:p>
      <text:p text:style-name="P25"/>
      <text:p text:style-name="P10"><text:span text:style-name="T7">W</text:span><text:span text:style-name="T2">ps hide login – </text:span><text:span text:style-name="T9">redireciona a pagina de login para outro no em vez de wp-admin coloca outro nome e caso for pagina errada podera mandar para outra ex.se estiver ativado a pagina como login e <text:s/>digitar a pagina para wp-admin ira para outra pagina exe 404</text:span></text:p>
      <text:p text:style-name="P13"/>
      <text:p text:style-name="P14"><text:span text:style-name="T9">Configurações escrita</text:span><text:span text:style-name="T2"><text:tab/></text:span></text:p>
      <text:p text:style-name="P26">escolher a pagina para posts</text:p>
      <text:p text:style-name="P26"/>
      <text:p text:style-name="P28">Configurações escrita</text:p>
      <text:p text:style-name="P15"><text:span text:style-name="T9">e</text:span><text:span text:style-name="T2">scolher pagina estatica para site</text:span></text:p>
      <text:p text:style-name="P26"/>
      <text:p text:style-name="P26">Configurações de discussão</text:p>
      <text:p text:style-name="P15"><text:span text:style-name="T2">anali</text:span><text:span text:style-name="T10">s</text:span><text:span text:style-name="T2">ar opções </text:span><text:span text:style-name="T10">de acordo com o cliente</text:span></text:p>
      <text:p text:style-name="P26"/>
      <text:p text:style-name="P26">Configurações de midia</text:p>
      <text:p text:style-name="P16"><text:span text:style-name="T2">anali</text:span><text:span text:style-name="T10">s</text:span><text:span text:style-name="T2">ar opções </text:span><text:span text:style-name="T10">de acordo com o cliente</text:span></text:p>
      <text:p text:style-name="P29"/>
      <text:p text:style-name="P29">Configurações de links permanentes</text:p>
      <text:p text:style-name="P29">paginas criadas automaticamentes</text:p>
      <text:p text:style-name="P29"/>
      <text:p text:style-name="P29">jpg image quality</text:p>
      <text:p text:style-name="P29">72 </text:p>
      <text:p text:style-name="P29"/>
      <text:p text:style-name="P30">Cores:</text:p>
      <text:p text:style-name="P30">Sites para consulta:</text:p>
      <text:p text:style-name="P30"><text:tab/><text:a xlink:type="simple" xlink:href="https://www.colourlovers.com/" text:style-name="Internet_20_link" text:visited-style-name="Visited_20_Internet_20_Link">https://www.colourlovers.com/</text:a></text:p>
      <text:p text:style-name="P30"><text:tab/><text:a xlink:type="simple" xlink:href="https://color.adobe.com/pt/create/color-wheel" text:style-name="Internet_20_link" text:visited-style-name="Visited_20_Internet_20_Link">https://color.adobe.com/pt/create/color-wheel</text:a></text:p>
      <text:p text:style-name="P30"><text:tab/><text:a xlink:type="simple" xlink:href="https://coolors.co/f4f1de-e07a5f-3d405b-81b29a-f2cc8f" text:style-name="Internet_20_link" text:visited-style-name="Visited_20_Internet_20_Link">https://coolors.co/f4f1de-e07a5f-3d405b-81b29a-f2cc8f</text:a></text:p>
      <text:p text:style-name="P30"/>
      <text:p text:style-name="P32">Proposta de cores Fresco:</text:p>
      <table:table table:name="Tabela1" table:style-name="Tabela1">
        <table:table-column table:style-name="Tabela1.A" table:number-columns-repeated="5"/>
        <table:table-column table:style-name="Tabela1.F"/>
        <table:table-row table:style-name="TableLine94737406356704">
          <table:table-cell table:style-name="Tabela1.A1" office:value-type="string">
            <text:p text:style-name="Table_20_Contents"><text:span text:style-name="T18">#C</text:span>05746</text:p>
          </table:table-cell>
          <table:table-cell table:style-name="Tabela1.B1" office:value-type="string">
            <text:p text:style-name="Table_20_Contents"><text:span text:style-name="T18">#</text:span>4<text:span text:style-name="T18">C</text:span>8944</text:p>
          </table:table-cell>
          <table:table-cell table:style-name="Tabela1.C1" office:value-type="string">
            <text:p text:style-name="P50">#FF8800</text:p>
          </table:table-cell>
          <table:table-cell table:style-name="Tabela1.D1" office:value-type="string">
            <text:p text:style-name="Table_20_Contents"><text:span text:style-name="T18">#C</text:span>66300</text:p>
          </table:table-cell>
          <table:table-cell table:style-name="Tabela1.E1" office:value-type="string">
            <text:p text:style-name="P50">#F5EFE6</text:p>
          </table:table-cell>
          <table:table-cell table:style-name="Tabela1.F1" office:value-type="string">
            <text:p text:style-name="P49">#292827</text:p>
          </table:table-cell>
        </table:table-row>
      </table:table>
      <text:p text:style-name="P32"/>
      <text:p text:style-name="P30"/>
      <text:p text:style-name="P31">Proposta de cores Radio:</text:p>
      <table:table table:name="cores" table:style-name="cores">
        <table:table-column table:style-name="cores.A" table:number-columns-repeated="5"/>
        <table:table-row table:style-name="cores.1">
          <table:table-cell table:style-name="cores.A1" office:value-type="string">
            <text:h text:style-name="P48" text:outline-level="4"><text:span text:style-name="T18">#</text:span>4B5154</text:h>
          </table:table-cell>
          <table:table-cell table:style-name="cores.B1" office:value-type="string">
            <text:h text:style-name="P48" text:outline-level="4"><text:span text:style-name="T18">#</text:span>606964</text:h>
          </table:table-cell>
          <table:table-cell table:style-name="cores.C1" office:value-type="string">
            <text:h text:style-name="P48" text:outline-level="4"><text:span text:style-name="T18">#</text:span>818372</text:h>
          </table:table-cell>
          <table:table-cell table:style-name="cores.D1" office:value-type="string">
            <text:h text:style-name="P48" text:outline-level="4"><text:span text:style-name="T18">#</text:span>A69F8F</text:h>
          </table:table-cell>
          <table:table-cell table:style-name="cores.E1" office:value-type="string">
            <text:h text:style-name="P48" text:outline-level="4"><text:span text:style-name="T18">#</text:span>52474C</text:h>
          </table:table-cell>
        </table:table-row>
      </table:table>
      <text:p text:style-name="P31"/>
      <text:p text:style-name="P30"/>
      <text:p text:style-name="P33"><text:soft-page-break/>Fontes:</text:p>
      <text:p text:style-name="P33">Sites pra consulta:</text:p>
      <text:p text:style-name="P33"><text:tab/><text:a xlink:type="simple" xlink:href="https://fonts.google.com/" text:style-name="Internet_20_link" text:visited-style-name="Visited_20_Internet_20_Link">https://fonts.google.com/</text:a></text:p>
      <text:p text:style-name="P33"/>
      <text:p text:style-name="P35">Proposta fonte Fresco:</text:p>
      <text:p text:style-name="P45"><text:span text:style-name="T11"><text:tab/>Titulo: </text:span>Berkshire Swash</text:p>
      <text:p text:style-name="P45"><text:span text:style-name="T11"><text:tab/>Conteudo: </text:span>Josefin Sans</text:p>
      <text:p text:style-name="P34">Proposta fonte Radio:</text:p>
      <text:p text:style-name="P34"><text:tab/><text:span text:style-name="T19">Titulo: </text:span>Berkshire Swash</text:p>
      <text:p text:style-name="P34"><text:span text:style-name="T19"><text:tab/>Conteudo: </text:span>comic sans</text:p>
      <text:p text:style-name="P34"/>
      <text:p text:style-name="P36">Imagens:</text:p>
      <text:p text:style-name="P36">Sites para consulta</text:p>
      <text:p text:style-name="P36"><text:tab/><text:a xlink:type="simple" xlink:href="https://www.pexels.com/pt-br/" text:style-name="Internet_20_link" text:visited-style-name="Visited_20_Internet_20_Link">https://www.pexels.com/pt-br/</text:a></text:p>
      <text:p text:style-name="P36"><text:tab/><text:a xlink:type="simple" xlink:href="https://pixabay.com/pt/" text:style-name="Internet_20_link" text:visited-style-name="Visited_20_Internet_20_Link">https://pixabay.com/pt/</text:a></text:p>
      <text:p text:style-name="P36"><text:tab/><text:a xlink:type="simple" xlink:href="https://unsplash.com/" text:style-name="Internet_20_link" text:visited-style-name="Visited_20_Internet_20_Link">https://unsplash.com/</text:a></text:p>
      <text:p text:style-name="P36"/>
      <text:p text:style-name="P37">Obs.: <text:span text:style-name="T20">abaixar </text:span>de preferencia caminho médio</text:p>
      <text:p text:style-name="P37"><text:tab/><text:span text:style-name="T20">redimencionar a imagem que vai ser mostrada na dela qualidade de preferencia 72</text:span></text:p>
      <text:p text:style-name="P29"/>
      <text:p text:style-name="P38">HTML basico para wordpress</text:p>
      <text:p text:style-name="P38"/>
      <text:p text:style-name="P38">&lt;br/&gt; - quebra de linha <text:span text:style-name="T21">( usar casos especificos )</text:span></text:p>
      <text:p text:style-name="P38">&lt;strong&gt;&lt;/strong&gt; - texto negrito</text:p>
      <text:p text:style-name="P39">&lt;em&gt;&lt;/em&gt; - italico</text:p>
      <text:p text:style-name="P38">&lt;hr&gt; - linha deitada</text:p>
      <text:p text:style-name="P38">&lt;h1&gt;&lt;/h1&gt; - titulo 1 – usar um por pagina ( titulo principal )</text:p>
      <text:p text:style-name="P38">&lt;h2&gt;&lt;/h2&gt; - titulo 2 – pode usar mais que um <text:span text:style-name="T21">sem exagerar </text:span>( subtitulo )</text:p>
      <text:p text:style-name="P38">&lt;h3&gt;&lt;/h3&gt; - titulo 3</text:p>
      <text:p text:style-name="P38">&lt;h4&gt;&lt;/h4&gt; - titulo 4</text:p>
      <text:p text:style-name="P38">&lt;h5&gt;&lt;/h5&gt; - titulo 5</text:p>
      <text:p text:style-name="P38">&lt;h6&gt;&lt;/h6&gt; - titulo 6</text:p>
      <text:p text:style-name="P39">&lt;p&gt;&lt;/p&gt; - paragrafo</text:p>
      <text:p text:style-name="P39">&lt;span&gt;&lt;/span&gt; - usar para destacar algum conteudo no site</text:p>
      <text:p text:style-name="P39">&amp;nbsp; - espaço</text:p>
      <text:p text:style-name="P39">#FFFFFF – cor branca</text:p>
      <text:p text:style-name="P39">#000000 – cor preta</text:p>
      <text:p text:style-name="P39">&lt;i class="fas fa-x-ray"&gt;&lt;/i&gt;</text:p>
      <text:p text:style-name="P40">Site para consulta de icones</text:p>
      <text:p text:style-name="P29"><text:tab/><text:a xlink:type="simple" xlink:href="https://fontawesome.com/" text:style-name="Internet_20_link" text:visited-style-name="Visited_20_Internet_20_Link">https://fontawesome.com/</text:a></text:p>
      <text:p text:style-name="P29"/>
      <text:p text:style-name="P41">Quanto atualizar plugins atualizar um por um</text:p>
      <text:p text:style-name="P40"/>
      <text:p text:style-name="P40">Menus word press</text:p>
      <text:p text:style-name="P27"><text:tab/><text:span text:style-name="T22">criar uma pagina</text:span></text:p>
      <text:p text:style-name="P27"/>
      <text:p text:style-name="P42">Criar menu</text:p>
      <text:p text:style-name="P27"><text:tab/><text:span text:style-name="T22">aparencia → menu</text:span><text:span text:style-name="T23">s</text:span></text:p>
      <text:p text:style-name="P27"><text:tab/><text:span text:style-name="T23">nome menu</text:span></text:p>
      <text:p text:style-name="P27"><text:tab/><text:span text:style-name="T24">escolher as paginas para o menu</text:span></text:p>
      <text:p text:style-name="P27"><text:tab/><text:span text:style-name="T24">ajustar as ordem</text:span></text:p>
      <text:p text:style-name="P43"/>
      <text:p text:style-name="P43"><text:soft-page-break/>Topo Rodape</text:p>
      <text:p text:style-name="P43"><text:tab/><text:span text:style-name="T25">aparencia → personalizar</text:span></text:p>
      <text:p text:style-name="P43"><text:tab/><text:span text:style-name="T25">identidade site → colocar logo no cabeçalho</text:span></text:p>
      <text:p text:style-name="P43"><text:tab/><text:span text:style-name="T26">montar suas preferencias</text:span></text:p>
      <text:p text:style-name="P43"/>
      <text:p text:style-name="P44">ao criar pagina sempre colocar uma se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6:00:11.879180938</meta:creation-date>
    <meta:generator>LibreOffice/6.4.7.2$Linux_X86_64 LibreOffice_project/40$Build-2</meta:generator>
    <dc:date>2022-01-21T17:39:18.744150383</dc:date>
    <meta:editing-duration>PT19H46M15S</meta:editing-duration>
    <meta:editing-cycles>9</meta:editing-cycles>
    <meta:document-statistic meta:table-count="2" meta:image-count="0" meta:object-count="0" meta:page-count="4" meta:paragraph-count="128" meta:word-count="637" meta:character-count="4257" meta:non-whitespace-character-count="3662"/>
  </office:meta>
</office:document-meta>
</file>